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00ff" draw:fill="solid" draw:fill-color="#ff00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778cm" svg:height="1.778cm" svg:x="5.743cm" svg:y="7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63cm" svg:height="2.424cm" svg:x="5.537cm" svg:y="8.17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808cm" svg:height="1.155cm" svg:x="6.251cm" svg:y="10.4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auren Scott</meta:initial-creator>
    <meta:creation-date>2013-05-13T22:15:45</meta:creation-date>
    <dc:date>2013-05-13T22:22:34</dc:date>
    <dc:creator>Lauren Scott</dc:creator>
    <meta:editing-duration>PT4M38S</meta:editing-duration>
    <meta:editing-cycles>2</meta:editing-cycles>
    <meta:generator>OpenOffice.org/3.3$Unix OpenOffice.org_project/330m20$Build-9567</meta:generator>
    <meta:document-statistic meta:object-count="3"/>
  </office:meta>
</office:document-meta>
</file>